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8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top"/>
      <style:paragraph-properties fo:text-align="end"/>
    </style:style>
    <style:style style:name="ce13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83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.89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overline-style="none" style:text-overline-color="font-color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Liberation Sans" style:font-name-complex="Liberation Sans" style:font-size-asian="12pt" style:font-size-complex="12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6" style:family="text">
      <style:text-properties style:text-overline-style="none" style:text-overline-color="font-color" style:font-name="Liberation Sans" fo:font-size="12pt" fo:font-weight="normal" style:text-line-through-type="none" fo:font-style="normal" style:text-outline="false" fo:text-shadow="none" style:text-line-through-mode="continuous" fo:language="en" fo:country="US" style:language-asian="zh" style:country-asian="CN" fo:color="#000000" style:font-name-asian="Liberation Sans" style:font-name-complex="Liberation Sans" style:font-size-asian="12pt" style:font-size-complex="12pt" style:font-weight-asian="normal" style:font-weight-complex="normal" style:font-style-asian="normal" style:font-style-complex="normal" style:text-emphasize="none" style:font-relief="none" style:language-complex="hi" style:country-complex="IN" style:text-underline-style="solid" style:text-underline-width="auto" style:text-underline-color="font-color"/>
    </style:style>
    <style:style style:name="T7" style:family="text">
      <style:text-properties style:text-overline-style="none" style:text-overline-color="font-color" style:font-name="Liberation Sans" fo:font-size="12pt" fo:font-weight="normal" style:text-line-through-type="none" fo:font-style="normal" style:text-outline="false" fo:text-shadow="none" style:text-line-through-mode="continuous" fo:language="en" fo:country="US" style:language-asian="zh" style:country-asian="CN" fo:color="#000000" style:font-name-asian="Liberation Sans" style:font-name-complex="Liberation Sans" style:font-size-asian="12pt" style:font-size-complex="12pt" style:font-weight-asian="normal" style:font-weight-complex="normal" style:font-style-asian="normal" style:font-style-complex="normal" style:text-emphasize="none" style:font-relief="none" style:language-complex="hi" style:country-complex="IN" style:text-underline-style="none" style:text-underline-color="font-colo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svg:width="0.001cm" svg:height="0.001cm" svg:x="0cm" svg:y="0cm">
            <text:p/>
          </draw:rect>
          <draw:rect draw:z-index="1" draw:name="Comment 1" svg:width="0.001cm" svg:height="0.001cm" svg:x="0cm" svg:y="0cm">
            <text:p/>
          </draw:rect>
          <draw:rect draw:z-index="2" draw:name="Comment 2" svg:width="0.001cm" svg:height="0.001cm" svg:x="0cm" svg:y="0cm">
            <text:p/>
          </draw:rect>
          <draw:rect draw:z-index="3" draw:name="Comment 8" svg:width="0.001cm" svg:height="0.001cm" svg:x="0cm" svg:y="0cm">
            <text:p/>
          </draw:rect>
          <draw:rect draw:z-index="4" draw:name="Comment 9" svg:width="0.001cm" svg:height="0.001cm" svg:x="0cm" svg:y="0cm">
            <text:p/>
          </draw:rect>
          <draw:rect draw:z-index="5" draw:name="Comment 6" svg:width="0.001cm" svg:height="0.001cm" svg:x="0cm" svg:y="0cm">
            <text:p/>
          </draw:rect>
          <draw:rect draw:z-index="6" draw:name="Comment 10" svg:width="0.001cm" svg:height="0.001cm" svg:x="0cm" svg:y="0cm">
            <text:p/>
          </draw:rect>
          <draw:rect draw:z-index="7" draw:name="Comment 11" svg:width="0.001cm" svg:height="0.001cm" svg:x="0cm" svg:y="0cm">
            <text:p/>
          </draw:rect>
          <draw:rect draw:z-index="8" draw:name="Comment 12" svg:width="0.001cm" svg:height="0.001cm" svg:x="0cm" svg:y="0cm">
            <text:p/>
          </draw:rect>
          <draw:rect draw:z-index="9" draw:name="Comment 13" svg:width="0.001cm" svg:height="0.001cm" svg:x="0cm" svg:y="0cm">
            <text:p/>
          </draw:rect>
          <draw:frame draw:z-index="16" draw:style-name="gr1" draw:text-style-name="P1" svg:width="15.999cm" svg:height="8.999cm" svg:x="3.366cm" svg:y="6.768cm">
            <draw:object draw:notify-on-update-of-ranges="Tareas.D2:Tareas.I2 Tareas.D4:Tareas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7" draw:style-name="gr1" draw:text-style-name="P1" svg:width="15.999cm" svg:height="8.999cm" svg:x="21.056cm" svg:y="6.953cm">
            <draw:object draw:notify-on-update-of-ranges="Tareas.D2:Tareas.I2 Tareas.D5:Tareas.I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8" draw:style-name="gr1" draw:text-style-name="P1" svg:width="15.999cm" svg:height="8.999cm" svg:x="38.047cm" svg:y="6.952cm">
            <draw:object draw:notify-on-update-of-ranges="Tareas.D2:Tareas.I2 Tareas.D6:Tareas.I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9" draw:style-name="gr1" draw:text-style-name="P1" svg:width="15.999cm" svg:height="8.999cm" svg:x="3.366cm" svg:y="23.738cm">
            <draw:object draw:notify-on-update-of-ranges="Tareas.D36:Tareas.I36 Tareas.D38:Tareas.I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0" draw:style-name="gr1" draw:text-style-name="P1" svg:width="15.999cm" svg:height="8.999cm" svg:x="21.135cm" svg:y="23.806cm">
            <draw:object draw:notify-on-update-of-ranges="Tareas.D36:Tareas.I36 Tareas.D39:Tareas.I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1" draw:style-name="gr1" draw:text-style-name="P1" svg:width="15.999cm" svg:height="8.999cm" svg:x="38.285cm" svg:y="23.815cm">
            <draw:object draw:notify-on-update-of-ranges="Tareas.D36:Tareas.I36 Tareas.D40:Tareas.I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5" table:number-columns-repeated="6" table:default-cell-style-name="ce13"/>
        <table:table-column table:style-name="co6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6" calcext:value-type="float">
            <office:annotation draw:style-name="gr2" draw:text-style-name="P3" svg:width="2.752cm" svg:height="1.826cm" svg:x="8.867cm" svg:y="0.026cm" draw:caption-point-x="-1.228cm" draw:caption-point-y="-0.016cm">
              <dc:date>2021-06-19T00:00:00</dc:date>
              <text:p text:style-name="P2"><text:span text:style-name="T1">Number of available CPUs in the test machine</text:span></text:p>
            </office:annotation>
            <text:p>6</text:p>
          </table:table-cell>
          <table:table-cell table:style-name="ce24" office:value-type="string" calcext:value-type="string" table:number-columns-spanned="5" table:number-rows-spanned="1">
            <text:p>optimizations</text:p>
          </table:table-cell>
          <table:covered-table-cell table:number-columns-repeated="4" table:style-name="ce3"/>
          <table:table-cell table:number-columns-repeated="1010"/>
          <table:table-cell table:style-name="Default" table:number-columns-repeated="6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2" draw:text-style-name="P3" svg:width="2.752cm" svg:height="1.826cm" svg:x="8.02cm" svg:y="0.097cm" draw:caption-point-x="-0.381cm" draw:caption-point-y="0.442cm">
              <dc:creator>Allan Berrocal</dc:creator>
              <dc:date>2021-06-19T00:00:00</dc:date>
              <text:p text:style-name="P2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3" draw:text-style-name="P3" svg:width="2.899cm" svg:height="1.799cm" svg:x="10.237cm" svg:y="0cm" draw:caption-point-x="-0.61cm" draw:caption-point-y="0.539cm">
              <dc:date>2021-06-19T00:00:00</dc:date>
              <text:p text:style-name="P2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3" draw:text-style-name="P3" svg:width="2.899cm" svg:height="1.799cm" svg:x="12.225cm" svg:y="0cm" draw:caption-point-x="-0.61cm" draw:caption-point-y="0.539cm">
              <dc:date>2021-06-19T00:00:00</dc:date>
              <text:p text:style-name="P2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4" draw:text-style-name="P3" svg:width="2.899cm" svg:height="3.039cm" svg:x="14.213cm" svg:y="0cm" draw:caption-point-x="-0.61cm" draw:caption-point-y="0.539cm">
              <dc:date>2021-06-19T00:00:00</dc:date>
              <text:p text:style-name="P2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3" draw:text-style-name="P3" svg:width="2.899cm" svg:height="1.799cm" svg:x="16.201cm" svg:y="0cm" draw:caption-point-x="-0.61cm" draw:caption-point-y="0.539cm">
              <dc:date>2021-06-19T00:00:00</dc:date>
              <text:p text:style-name="P2"><text:span text:style-name="T3">Free proposal</text:span></text:p>
            </office:annotation>
            <text:p>optim02</text:p>
          </table:table-cell>
          <table:table-cell table:style-name="ce6" office:value-type="string" calcext:value-type="string">
            <office:annotation draw:style-name="gr3" draw:text-style-name="P3" svg:width="2.899cm" svg:height="1.799cm" svg:x="18.189cm" svg:y="0cm" draw:caption-point-x="-0.61cm" draw:caption-point-y="0.539cm">
              <dc:date>2021-06-19T00:00:00</dc:date>
              <text:p text:style-name="P2"><text:span text:style-name="T3">Free proposal</text:span></text:p>
            </office:annotation>
            <text:p>OpenMp</text:p>
          </table:table-cell>
          <table:table-cell table:style-name="ce25" office:value-type="string" calcext:value-type="string">
            <office:annotation draw:style-name="gr3" draw:text-style-name="P3" svg:width="2.899cm" svg:height="1.799cm" svg:x="19.914cm" svg:y="0cm" draw:caption-point-x="-0.61cm" draw:caption-point-y="0.539cm">
              <dc:date>2021-06-19T00:00:00</dc:date>
              <text:p text:style-name="P2"><text:span text:style-name="T3">Free proposal</text:span></text:p>
            </office:annotation>
            <text:p>OpenMpDynamic</text:p>
          </table:table-cell>
          <table:table-cell table:number-columns-repeated="1007"/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number-columns-repeated="1007"/>
          <table:table-cell table:style-name="Default" table:number-columns-repeated="8"/>
        </table:table-row>
        <table:table-row table:style-name="ro1">
          <table:table-cell table:style-name="ce15" office:value-type="string" calcext:value-type="string">
            <office:annotation draw:style-name="gr5" draw:text-style-name="P3" svg:width="2.899cm" svg:height="2.093cm" svg:x="3.986cm" svg:y="0.087cm" draw:caption-point-x="-0.61cm" draw:caption-point-y="1.51cm">
              <dc:date>2021-06-19T00:00:00</dc:date>
              <text:p text:style-name="P2"><text:span text:style-name="T3">Type the test case used to measure the performance</text:span></text:p>
            </office:annotation>
            <text:p>input014.txt</text:p>
          </table:table-cell>
          <table:table-cell table:style-name="ce7" office:value-type="string" calcext:value-type="string">
            <text:p>Duration</text:p>
          </table:table-cell>
          <table:table-cell table:style-name="ce8">
            <office:annotation draw:style-name="gr2" draw:text-style-name="P3" svg:width="2.752cm" svg:height="1.826cm" svg:x="8.867cm" svg:y="1.015cm" draw:caption-point-x="-1.228cm" draw:caption-point-y="0.582cm">
              <dc:date>2021-06-19T00:00:00</dc:date>
              <text:p text:style-name="P2"><text:span text:style-name="T1">Duration in seconds running with no thread support (main thread calculates everything)</text:span></text:p>
            </office:annotation>
          </table:table-cell>
          <table:table-cell table:style-name="ce8" office:value-type="float" office:value="819.091911522" calcext:value-type="float">
            <text:p>819,09</text:p>
          </table:table-cell>
          <table:table-cell table:style-name="ce8" office:value-type="float" office:value="1938.975953905" calcext:value-type="float">
            <text:p>1938,98</text:p>
          </table:table-cell>
          <table:table-cell table:style-name="ce8" office:value-type="float" office:value="382.33027726" calcext:value-type="float">
            <text:p>382,33</text:p>
          </table:table-cell>
          <table:table-cell table:style-name="ce8" office:value-type="float" office:value="391.136363926" calcext:value-type="float">
            <text:p>391,14</text:p>
          </table:table-cell>
          <table:table-cell table:style-name="ce8" office:value-type="float" office:value="389.304785132" calcext:value-type="float">
            <text:p>389,30</text:p>
          </table:table-cell>
          <table:table-cell table:style-name="ce8" office:value-type="float" office:value="383.84104359" calcext:value-type="float">
            <text:p>383,84</text:p>
          </table:table-cell>
          <table:table-cell table:number-columns-repeated="1007"/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>
            <office:annotation draw:style-name="gr2" draw:text-style-name="P3" svg:width="2.752cm" svg:height="1.826cm" svg:x="8.867cm" svg:y="1.402cm" draw:caption-point-x="-1.228cm" draw:caption-point-y="0.724cm">
              <dc:date>2021-06-19T00:00:00</dc:date>
              <text:p text:style-name="P2"><text:span text:style-name="T1">Type formula here to calculate the speedup relative to the serial version</text:span></text:p>
            </office:annotation>
          </table:table-cell>
          <table:table-cell table:style-name="ce10" office:value-type="float" office:value="1" calcext:value-type="float">
            <text:p>1,00</text:p>
          </table:table-cell>
          <table:table-cell table:style-name="ce10" office:value-type="float" office:value="0.422435" calcext:value-type="float">
            <text:p>0,42</text:p>
          </table:table-cell>
          <table:table-cell table:style-name="ce10" office:value-type="float" office:value="2.1423" calcext:value-type="float">
            <text:p>2,14</text:p>
          </table:table-cell>
          <table:table-cell table:style-name="ce10" office:value-type="float" office:value="2.0941" calcext:value-type="float">
            <text:p>2,09</text:p>
          </table:table-cell>
          <table:table-cell table:style-name="ce10" office:value-type="float" office:value="2.104007192" calcext:value-type="float">
            <text:p>2,10</text:p>
          </table:table-cell>
          <table:table-cell table:style-name="ce10" office:value-type="float" office:value="2.133936015" calcext:value-type="float">
            <text:p>2,13</text:p>
          </table:table-cell>
          <table:table-cell table:number-columns-repeated="1007"/>
          <table:table-cell table:style-name="Default" table:number-columns-repeated="8"/>
        </table:table-row>
        <table:table-row table:style-name="ro1">
          <table:table-cell table:style-name="ce15" office:value-type="float" office:value="168" calcext:value-type="float">
            <office:annotation draw:style-name="gr4" draw:text-style-name="P3" svg:width="2.899cm" svg:height="3.039cm" svg:x="3.986cm" svg:y="1.145cm" draw:caption-point-x="-0.61cm" draw:caption-point-y="1.51cm">
              <dc:date>2021-06-19T00:00:00</dc:date>
              <text:p text:style-name="P2"><text:span text:style-name="T3">Type here the input size of the test case used to measure performance.</text:span></text:p>
            </office:annotation>
            <text:p>168</text:p>
          </table:table-cell>
          <table:table-cell table:style-name="ce9" office:value-type="string" calcext:value-type="string">
            <text:p>Efficiency</text:p>
          </table:table-cell>
          <table:table-cell table:style-name="ce10">
            <office:annotation draw:style-name="gr2" draw:text-style-name="P3" svg:width="2.752cm" svg:height="1.826cm" svg:x="8.867cm" svg:y="1.931cm" draw:caption-point-x="-1.228cm" draw:caption-point-y="0.724cm">
              <dc:date>2021-06-19T00:00:00</dc:date>
              <text:p text:style-name="P2"><text:span text:style-name="T1">Type formula here to calculate the efficiency relative to the serial version</text:span></text:p>
            </office:annotation>
          </table:table-cell>
          <table:table-cell table:style-name="ce10" office:value-type="float" office:value="1" calcext:value-type="float">
            <text:p>1,00</text:p>
          </table:table-cell>
          <table:table-cell table:style-name="ce10" office:value-type="float" office:value="0.070405" calcext:value-type="float">
            <text:p>0,07</text:p>
          </table:table-cell>
          <table:table-cell table:style-name="ce10" office:value-type="float" office:value="0.357" calcext:value-type="float">
            <text:p>0,36</text:p>
          </table:table-cell>
          <table:table-cell table:style-name="ce10" office:value-type="float" office:value="0.349" calcext:value-type="float">
            <text:p>0,35</text:p>
          </table:table-cell>
          <table:table-cell table:style-name="ce10" office:value-type="float" office:value="0.3506678654" calcext:value-type="float">
            <text:p>0,35</text:p>
          </table:table-cell>
          <table:table-cell table:style-name="ce10" office:value-type="float" office:value="0.3556560025" calcext:value-type="float">
            <text:p>0,36</text:p>
          </table:table-cell>
          <table:table-cell table:number-columns-repeated="1007"/>
          <table:table-cell table:style-name="Default" table:number-columns-repeated="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Velocidad de cada variante en <text:span text:style-name="T4">segundos</text:span>, menor es mejor.</text:p>
          </table:table-cell>
          <table:table-cell table:number-columns-repeated="8"/>
          <table:table-cell office:value-type="string" calcext:value-type="string">
            <text:p>Speedup de cada variante, mayor es mejor</text:p>
          </table:table-cell>
          <table:table-cell table:number-columns-repeated="9"/>
          <table:table-cell office:value-type="string" calcext:value-type="string">
            <text:p>Eficiencia de cada variante, mayor es mejor</text:p>
          </table:table-cell>
          <table:table-cell table:number-columns-repeated="100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office:value-type="string" calcext:value-type="string">
            <text:p>Medium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6" calcext:value-type="float">
            <office:annotation draw:style-name="gr2" draw:text-style-name="P3" svg:width="2.752cm" svg:height="1.826cm" svg:x="8.867cm" svg:y="18.017cm" draw:caption-point-x="-1.228cm" draw:caption-point-y="-0.016cm">
              <dc:date>2021-06-19T00:00:00</dc:date>
              <text:p text:style-name="P2"><text:span text:style-name="T1">Number of available CPUs in the test machine</text:span></text:p>
            </office:annotation>
            <text:p>6</text:p>
          </table:table-cell>
          <table:table-cell table:style-name="ce24" office:value-type="string" calcext:value-type="string" table:number-columns-spanned="5" table:number-rows-spanned="1">
            <text:p>optimizations</text:p>
          </table:table-cell>
          <table:covered-table-cell table:number-columns-repeated="4" table:style-name="ce3"/>
          <table:table-cell table:number-columns-repeated="1010"/>
          <table:table-cell table:style-name="Default" table:number-columns-repeated="6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2" draw:text-style-name="P3" svg:width="2.752cm" svg:height="1.826cm" svg:x="8.02cm" svg:y="18.088cm" draw:caption-point-x="-0.381cm" draw:caption-point-y="0.442cm">
              <dc:creator>Allan Berrocal</dc:creator>
              <dc:date>2021-06-19T00:00:00</dc:date>
              <text:p text:style-name="P2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3" draw:text-style-name="P3" svg:width="2.899cm" svg:height="1.799cm" svg:x="10.237cm" svg:y="17.991cm" draw:caption-point-x="-0.61cm" draw:caption-point-y="0.539cm">
              <dc:date>2021-06-19T00:00:00</dc:date>
              <text:p text:style-name="P2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3" draw:text-style-name="P3" svg:width="2.899cm" svg:height="1.799cm" svg:x="12.225cm" svg:y="17.991cm" draw:caption-point-x="-0.61cm" draw:caption-point-y="0.539cm">
              <dc:date>2021-06-19T00:00:00</dc:date>
              <text:p text:style-name="P2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4" draw:text-style-name="P3" svg:width="2.899cm" svg:height="3.039cm" svg:x="14.213cm" svg:y="17.991cm" draw:caption-point-x="-0.61cm" draw:caption-point-y="0.539cm">
              <dc:date>2021-06-19T00:00:00</dc:date>
              <text:p text:style-name="P2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3" draw:text-style-name="P3" svg:width="2.899cm" svg:height="1.799cm" svg:x="16.201cm" svg:y="17.991cm" draw:caption-point-x="-0.61cm" draw:caption-point-y="0.539cm">
              <dc:date>2021-06-19T00:00:00</dc:date>
              <text:p text:style-name="P2"><text:span text:style-name="T3">Free proposal</text:span></text:p>
            </office:annotation>
            <text:p>optim02</text:p>
          </table:table-cell>
          <table:table-cell table:style-name="ce6" office:value-type="string" calcext:value-type="string">
            <office:annotation draw:style-name="gr3" draw:text-style-name="P3" svg:width="2.899cm" svg:height="1.799cm" svg:x="18.189cm" svg:y="17.991cm" draw:caption-point-x="-0.61cm" draw:caption-point-y="0.539cm">
              <dc:date>2021-06-19T00:00:00</dc:date>
              <text:p text:style-name="P2"><text:span text:style-name="T3">Free proposal</text:span></text:p>
            </office:annotation>
            <text:p>OpenMp</text:p>
          </table:table-cell>
          <table:table-cell table:style-name="ce25" office:value-type="string" calcext:value-type="string">
            <office:annotation draw:style-name="gr3" draw:text-style-name="P3" svg:width="2.899cm" svg:height="1.799cm" svg:x="19.914cm" svg:y="17.991cm" draw:caption-point-x="-0.61cm" draw:caption-point-y="0.539cm">
              <dc:date>2021-06-19T00:00:00</dc:date>
              <text:p text:style-name="P2"><text:span text:style-name="T3">Free proposal</text:span></text:p>
            </office:annotation>
            <text:p>OpenMpDynamic</text:p>
          </table:table-cell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15" office:value-type="string" calcext:value-type="string">
            <office:annotation draw:style-name="gr5" draw:text-style-name="P3" svg:width="2.899cm" svg:height="2.093cm" svg:x="3.986cm" svg:y="18.079cm" draw:caption-point-x="-0.61cm" draw:caption-point-y="1.51cm">
              <dc:date>2021-06-19T00:00:00</dc:date>
              <text:p text:style-name="P2"><text:span text:style-name="T3">Type the test case used to measure the performance</text:span></text:p>
            </office:annotation>
            <text:p>input013.txt</text:p>
          </table:table-cell>
          <table:table-cell table:style-name="ce7" office:value-type="string" calcext:value-type="string">
            <text:p>Duration</text:p>
          </table:table-cell>
          <table:table-cell table:style-name="ce8">
            <office:annotation draw:style-name="gr2" draw:text-style-name="P3" svg:width="2.752cm" svg:height="1.826cm" svg:x="8.867cm" svg:y="19.007cm" draw:caption-point-x="-1.228cm" draw:caption-point-y="0.582cm">
              <dc:date>2021-06-19T00:00:00</dc:date>
              <text:p text:style-name="P2"><text:span text:style-name="T1">Duration in seconds running with no thread support (main thread calculates everything)</text:span></text:p>
            </office:annotation>
          </table:table-cell>
          <table:table-cell table:style-name="ce8" office:value-type="float" office:value="36.703837354" calcext:value-type="float">
            <text:p>36,70</text:p>
          </table:table-cell>
          <table:table-cell table:style-name="ce8" office:value-type="float" office:value="548.373620655" calcext:value-type="float">
            <text:p>548,37</text:p>
          </table:table-cell>
          <table:table-cell table:style-name="ce8" office:value-type="float" office:value="14.611860795" calcext:value-type="float">
            <text:p>14,61</text:p>
          </table:table-cell>
          <table:table-cell table:style-name="ce8" office:value-type="float" office:value="14.736106745" calcext:value-type="float">
            <text:p>14,74</text:p>
          </table:table-cell>
          <table:table-cell table:style-name="ce8" office:value-type="float" office:value="14.924216228" calcext:value-type="float">
            <text:p>14,92</text:p>
          </table:table-cell>
          <table:table-cell table:style-name="ce8" office:value-type="float" office:value="15.19670321" calcext:value-type="float">
            <text:p>15,20</text:p>
          </table:table-cell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>
            <office:annotation draw:style-name="gr2" draw:text-style-name="P3" svg:width="2.752cm" svg:height="1.826cm" svg:x="8.867cm" svg:y="19.394cm" draw:caption-point-x="-1.228cm" draw:caption-point-y="0.724cm">
              <dc:date>2021-06-19T00:00:00</dc:date>
              <text:p text:style-name="P2"><text:span text:style-name="T1">Type formula here to calculate the speedup relative to the serial version</text:span></text:p>
            </office:annotation>
          </table:table-cell>
          <table:table-cell table:style-name="ce10" office:value-type="float" office:value="1" calcext:value-type="float">
            <text:p>1,00</text:p>
          </table:table-cell>
          <table:table-cell table:style-name="ce10" office:value-type="float" office:value="0.0687" calcext:value-type="float">
            <text:p>0,07</text:p>
          </table:table-cell>
          <table:table-cell table:style-name="ce10" office:value-type="float" office:value="2.5119" calcext:value-type="float">
            <text:p>2,51</text:p>
          </table:table-cell>
          <table:table-cell table:style-name="ce10" office:value-type="float" office:value="2.4898" calcext:value-type="float">
            <text:p>2,49</text:p>
          </table:table-cell>
          <table:table-cell table:style-name="ce10" office:value-type="float" office:value="2.459785523" calcext:value-type="float">
            <text:p>2,46</text:p>
          </table:table-cell>
          <table:table-cell table:style-name="ce10" office:value-type="float" office:value="2.414473684" calcext:value-type="float">
            <text:p>2,41</text:p>
          </table:table-cell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15" office:value-type="float" office:value="7" calcext:value-type="float">
            <office:annotation draw:style-name="gr4" draw:text-style-name="P3" svg:width="2.899cm" svg:height="3.039cm" svg:x="3.986cm" svg:y="19.137cm" draw:caption-point-x="-0.61cm" draw:caption-point-y="1.51cm">
              <dc:date>2021-06-19T00:00:00</dc:date>
              <text:p text:style-name="P2"><text:span text:style-name="T3">Type here the input size of the test case used to measure performance.</text:span></text:p>
            </office:annotation>
            <text:p>7</text:p>
          </table:table-cell>
          <table:table-cell table:style-name="ce9" office:value-type="string" calcext:value-type="string">
            <text:p>Efficiency</text:p>
          </table:table-cell>
          <table:table-cell table:style-name="ce10">
            <office:annotation draw:style-name="gr2" draw:text-style-name="P3" svg:width="2.752cm" svg:height="1.826cm" svg:x="8.867cm" svg:y="19.923cm" draw:caption-point-x="-1.228cm" draw:caption-point-y="0.724cm">
              <dc:date>2021-06-19T00:00:00</dc:date>
              <text:p text:style-name="P2"><text:span text:style-name="T1">Type formula here to calculate the efficiency relative to the serial version</text:span></text:p>
            </office:annotation>
          </table:table-cell>
          <table:table-cell table:style-name="ce10" office:value-type="float" office:value="1" calcext:value-type="float">
            <text:p>1,00</text:p>
          </table:table-cell>
          <table:table-cell table:style-name="ce10" office:value-type="float" office:value="0.0114" calcext:value-type="float">
            <text:p>0,01</text:p>
          </table:table-cell>
          <table:table-cell table:style-name="ce10" office:value-type="float" office:value="0.4186" calcext:value-type="float">
            <text:p>0,42</text:p>
          </table:table-cell>
          <table:table-cell table:style-name="ce10" office:value-type="float" office:value="0.4149" calcext:value-type="float">
            <text:p>0,41</text:p>
          </table:table-cell>
          <table:table-cell table:style-name="ce10" office:value-type="float" office:value="0.4099642538" calcext:value-type="float">
            <text:p>0,41</text:p>
          </table:table-cell>
          <table:table-cell table:style-name="ce10" office:value-type="float" office:value="0.4024122807" calcext:value-type="float">
            <text:p>0,40</text:p>
          </table:table-cell>
          <table:table-cell table:number-columns-repeated="1009"/>
          <table:table-cell table:style-name="Default" table:number-columns-repeated="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5">Velocidad de cada variante en </text:span><text:span text:style-name="T6">segundos</text:span><text:span text:style-name="T7">, menor es mejor.</text:span></text:p>
          </table:table-cell>
          <table:table-cell table:number-columns-repeated="8"/>
          <table:table-cell office:value-type="string" calcext:value-type="string">
            <text:p>Speedup de cada variante, mayor es mejor</text:p>
          </table:table-cell>
          <table:table-cell table:number-columns-repeated="9"/>
          <table:table-cell office:value-type="string" calcext:value-type="string">
            <text:p>Eficiencia de cada variante, mayor es mejor</text:p>
          </table:table-cell>
          <table:table-cell table:number-columns-repeated="100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05:01:05.180923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9-06-11T10:24:21Z</meta:creation-date>
    <dc:date>2021-11-25T05:18:50.716510817</dc:date>
    <meta:editing-cycles>21</meta:editing-cycles>
    <meta:editing-duration>PT1H36M39S</meta:editing-duration>
    <meta:document-statistic meta:table-count="1" meta:cell-count="95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01cm" style:legend-expansion="high" chart:style-name="ch2"/>
        <chart:plot-area chart:style-name="ch3" table:cell-range-address="Tareas.D2:Tareas.I2 Tareas.D4:Tareas.I4" chart:data-source-has-labels="row" svg:x="0.32cm" svg:y="0.18cm" svg:width="13.758cm" svg:height="8.64cm">
          <chart:coordinate-region svg:x="1.788cm" svg:y="0.379cm" svg:width="11.99cm" svg:height="7.794cm"/>
          <chart:axis chart:dimension="x" chart:name="primary-x" chart:style-name="ch4" chartooo:axis-type="auto">
            <chartooo:date-scale/>
            <chart:categories table:cell-range-address="Tareas.D2:Tareas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reas.D4:Tareas.I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  <draw:g>
                  <svg:desc>Tareas.D2:Tareas.I2</svg:desc>
                </draw:g>
              </table:table-cell>
              <table:table-cell office:value-type="string">
                <text:p>tarea02</text:p>
              </table:table-cell>
              <table:table-cell office:value-type="string">
                <text:p>optim01</text:p>
              </table:table-cell>
              <table:table-cell office:value-type="string">
                <text:p>optim02</text:p>
              </table:table-cell>
              <table:table-cell office:value-type="string">
                <text:p>OpenMp</text:p>
              </table:table-cell>
              <table:table-cell office:value-type="string">
                <text:p>OpenMpDynamic</text:p>
              </table:table-cell>
            </table:table-row>
          </table:table-header-rows>
          <table:table-rows>
            <table:table-row>
              <table:table-cell office:value-type="string">
                <text:p>Fila 4</text:p>
                <draw:g>
                  <svg:desc/>
                </draw:g>
              </table:table-cell>
              <table:table-cell office:value-type="float" office:value="819.091911522">
                <text:p>819.091911522</text:p>
                <draw:g>
                  <svg:desc>Tareas.D4:Tareas.I4</svg:desc>
                </draw:g>
              </table:table-cell>
              <table:table-cell office:value-type="float" office:value="1938.975953905">
                <text:p>1938.975953905</text:p>
              </table:table-cell>
              <table:table-cell office:value-type="float" office:value="382.33027726">
                <text:p>382.33027726</text:p>
              </table:table-cell>
              <table:table-cell office:value-type="float" office:value="391.136363926">
                <text:p>391.136363926</text:p>
              </table:table-cell>
              <table:table-cell office:value-type="float" office:value="389.304785132">
                <text:p>389.304785132</text:p>
              </table:table-cell>
              <table:table-cell office:value-type="float" office:value="383.84104359">
                <text:p>383.84104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01cm" style:legend-expansion="high" chart:style-name="ch2"/>
        <chart:plot-area chart:style-name="ch3" table:cell-range-address="Tareas.D2:Tareas.I2 Tareas.D5:Tareas.I5" chart:data-source-has-labels="row" svg:x="0.32cm" svg:y="0.18cm" svg:width="13.758cm" svg:height="8.64cm">
          <chart:coordinate-region svg:x="1.232cm" svg:y="0.379cm" svg:width="12.592cm" svg:height="7.794cm"/>
          <chart:axis chart:dimension="x" chart:name="primary-x" chart:style-name="ch4" chartooo:axis-type="auto">
            <chartooo:date-scale/>
            <chart:categories table:cell-range-address="Tareas.D2:Tareas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reas.D5:Tareas.I5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  <draw:g>
                  <svg:desc>Tareas.D2:Tareas.I2</svg:desc>
                </draw:g>
              </table:table-cell>
              <table:table-cell office:value-type="string">
                <text:p>tarea02</text:p>
              </table:table-cell>
              <table:table-cell office:value-type="string">
                <text:p>optim01</text:p>
              </table:table-cell>
              <table:table-cell office:value-type="string">
                <text:p>optim02</text:p>
              </table:table-cell>
              <table:table-cell office:value-type="string">
                <text:p>OpenMp</text:p>
              </table:table-cell>
              <table:table-cell office:value-type="string">
                <text:p>OpenMpDynamic</text:p>
              </table:table-cell>
            </table:table-row>
          </table:table-header-rows>
          <table:table-rows>
            <table:table-row>
              <table:table-cell office:value-type="string">
                <text:p>Fila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areas.D5:Tareas.I5</svg:desc>
                </draw:g>
              </table:table-cell>
              <table:table-cell office:value-type="float" office:value="0.422435">
                <text:p>0.422435</text:p>
              </table:table-cell>
              <table:table-cell office:value-type="float" office:value="2.1423">
                <text:p>2.1423</text:p>
              </table:table-cell>
              <table:table-cell office:value-type="float" office:value="2.0941">
                <text:p>2.0941</text:p>
              </table:table-cell>
              <table:table-cell office:value-type="float" office:value="2.104007192">
                <text:p>2.104007192</text:p>
              </table:table-cell>
              <table:table-cell office:value-type="float" office:value="2.133936015">
                <text:p>2.133936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01cm" style:legend-expansion="high" chart:style-name="ch2"/>
        <chart:plot-area chart:style-name="ch3" table:cell-range-address="Tareas.D2:Tareas.I2 Tareas.D6:Tareas.I6" chart:data-source-has-labels="row" svg:x="0.32cm" svg:y="0.18cm" svg:width="13.758cm" svg:height="8.64cm">
          <chart:coordinate-region svg:x="1.232cm" svg:y="0.38cm" svg:width="12.592cm" svg:height="7.793cm"/>
          <chart:axis chart:dimension="x" chart:name="primary-x" chart:style-name="ch4" chartooo:axis-type="auto">
            <chartooo:date-scale/>
            <chart:categories table:cell-range-address="Tareas.D2:Tareas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reas.D6:Tareas.I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  <draw:g>
                  <svg:desc>Tareas.D2:Tareas.I2</svg:desc>
                </draw:g>
              </table:table-cell>
              <table:table-cell office:value-type="string">
                <text:p>tarea02</text:p>
              </table:table-cell>
              <table:table-cell office:value-type="string">
                <text:p>optim01</text:p>
              </table:table-cell>
              <table:table-cell office:value-type="string">
                <text:p>optim02</text:p>
              </table:table-cell>
              <table:table-cell office:value-type="string">
                <text:p>OpenMp</text:p>
              </table:table-cell>
              <table:table-cell office:value-type="string">
                <text:p>OpenMpDynamic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areas.D6:Tareas.I6</svg:desc>
                </draw:g>
              </table:table-cell>
              <table:table-cell office:value-type="float" office:value="0.070405">
                <text:p>0.070405</text:p>
              </table:table-cell>
              <table:table-cell office:value-type="float" office:value="0.357">
                <text:p>0.357</text:p>
              </table:table-cell>
              <table:table-cell office:value-type="float" office:value="0.349">
                <text:p>0.349</text:p>
              </table:table-cell>
              <table:table-cell office:value-type="float" office:value="0.3506678654">
                <text:p>0.3506678654</text:p>
              </table:table-cell>
              <table:table-cell office:value-type="float" office:value="0.3556560025">
                <text:p>0.35565600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Tareas.D36:Tareas.I36 Tareas.D38:Tareas.I38" chart:data-source-has-labels="row" svg:x="0.32cm" svg:y="0.18cm" svg:width="13.573cm" svg:height="8.64cm">
          <chart:coordinate-region svg:x="1.603cm" svg:y="0.379cm" svg:width="11.99cm" svg:height="7.794cm"/>
          <chart:axis chart:dimension="x" chart:name="primary-x" chart:style-name="ch4" chartooo:axis-type="auto">
            <chartooo:date-scale/>
            <chart:categories table:cell-range-address="Tareas.D36:Tareas.I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reas.D38:Tareas.I38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  <draw:g>
                  <svg:desc>Tareas.D36:Tareas.I36</svg:desc>
                </draw:g>
              </table:table-cell>
              <table:table-cell office:value-type="string">
                <text:p>tarea02</text:p>
              </table:table-cell>
              <table:table-cell office:value-type="string">
                <text:p>optim01</text:p>
              </table:table-cell>
              <table:table-cell office:value-type="string">
                <text:p>optim02</text:p>
              </table:table-cell>
              <table:table-cell office:value-type="string">
                <text:p>OpenMp</text:p>
              </table:table-cell>
              <table:table-cell office:value-type="string">
                <text:p>OpenMpDynamic</text:p>
              </table:table-cell>
            </table:table-row>
          </table:table-header-rows>
          <table:table-rows>
            <table:table-row>
              <table:table-cell office:value-type="string">
                <text:p>Fila 38</text:p>
                <draw:g>
                  <svg:desc/>
                </draw:g>
              </table:table-cell>
              <table:table-cell office:value-type="float" office:value="36.703837354">
                <text:p>36.703837354</text:p>
                <draw:g>
                  <svg:desc>Tareas.D38:Tareas.I38</svg:desc>
                </draw:g>
              </table:table-cell>
              <table:table-cell office:value-type="float" office:value="548.373620655">
                <text:p>548.373620655</text:p>
              </table:table-cell>
              <table:table-cell office:value-type="float" office:value="14.611860795">
                <text:p>14.611860795</text:p>
              </table:table-cell>
              <table:table-cell office:value-type="float" office:value="14.736106745">
                <text:p>14.736106745</text:p>
              </table:table-cell>
              <table:table-cell office:value-type="float" office:value="14.924216228">
                <text:p>14.924216228</text:p>
              </table:table-cell>
              <table:table-cell office:value-type="float" office:value="15.19670321">
                <text:p>15.196703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Tareas.D36:Tareas.I36 Tareas.D39:Tareas.I39" chart:data-source-has-labels="row" svg:x="0.32cm" svg:y="0.18cm" svg:width="13.573cm" svg:height="8.64cm">
          <chart:coordinate-region svg:x="1.232cm" svg:y="0.379cm" svg:width="12.392cm" svg:height="7.794cm"/>
          <chart:axis chart:dimension="x" chart:name="primary-x" chart:style-name="ch4" chartooo:axis-type="auto">
            <chartooo:date-scale/>
            <chart:categories table:cell-range-address="Tareas.D36:Tareas.I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reas.D39:Tareas.I3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  <draw:g>
                  <svg:desc>Tareas.D36:Tareas.I36</svg:desc>
                </draw:g>
              </table:table-cell>
              <table:table-cell office:value-type="string">
                <text:p>tarea02</text:p>
              </table:table-cell>
              <table:table-cell office:value-type="string">
                <text:p>optim01</text:p>
              </table:table-cell>
              <table:table-cell office:value-type="string">
                <text:p>optim02</text:p>
              </table:table-cell>
              <table:table-cell office:value-type="string">
                <text:p>OpenMp</text:p>
              </table:table-cell>
              <table:table-cell office:value-type="string">
                <text:p>OpenMpDynamic</text:p>
              </table:table-cell>
            </table:table-row>
          </table:table-header-rows>
          <table:table-rows>
            <table:table-row>
              <table:table-cell office:value-type="string">
                <text:p>Fila 3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areas.D39:Tareas.I39</svg:desc>
                </draw:g>
              </table:table-cell>
              <table:table-cell office:value-type="float" office:value="0.0687">
                <text:p>0.0687</text:p>
              </table:table-cell>
              <table:table-cell office:value-type="float" office:value="2.5119">
                <text:p>2.5119</text:p>
              </table:table-cell>
              <table:table-cell office:value-type="float" office:value="2.4898">
                <text:p>2.4898</text:p>
              </table:table-cell>
              <table:table-cell office:value-type="float" office:value="2.459785523">
                <text:p>2.459785523</text:p>
              </table:table-cell>
              <table:table-cell office:value-type="float" office:value="2.414473684">
                <text:p>2.4144736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Tareas.D36:Tareas.I36 Tareas.D40:Tareas.I40" chart:data-source-has-labels="row" svg:x="0.32cm" svg:y="0.18cm" svg:width="13.573cm" svg:height="8.64cm">
          <chart:coordinate-region svg:x="1.232cm" svg:y="0.38cm" svg:width="12.392cm" svg:height="7.793cm"/>
          <chart:axis chart:dimension="x" chart:name="primary-x" chart:style-name="ch4" chartooo:axis-type="auto">
            <chartooo:date-scale/>
            <chart:categories table:cell-range-address="Tareas.D36:Tareas.I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reas.D40:Tareas.I40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  <draw:g>
                  <svg:desc>Tareas.D36:Tareas.I36</svg:desc>
                </draw:g>
              </table:table-cell>
              <table:table-cell office:value-type="string">
                <text:p>tarea02</text:p>
              </table:table-cell>
              <table:table-cell office:value-type="string">
                <text:p>optim01</text:p>
              </table:table-cell>
              <table:table-cell office:value-type="string">
                <text:p>optim02</text:p>
              </table:table-cell>
              <table:table-cell office:value-type="string">
                <text:p>OpenMp</text:p>
              </table:table-cell>
              <table:table-cell office:value-type="string">
                <text:p>OpenMpDynamic</text:p>
              </table:table-cell>
            </table:table-row>
          </table:table-header-rows>
          <table:table-rows>
            <table:table-row>
              <table:table-cell office:value-type="string">
                <text:p>Fila 4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areas.D40:Tareas.I40</svg:desc>
                </draw:g>
              </table:table-cell>
              <table:table-cell office:value-type="float" office:value="0.0114">
                <text:p>0.0114</text:p>
              </table:table-cell>
              <table:table-cell office:value-type="float" office:value="0.4186">
                <text:p>0.4186</text:p>
              </table:table-cell>
              <table:table-cell office:value-type="float" office:value="0.4149">
                <text:p>0.4149</text:p>
              </table:table-cell>
              <table:table-cell office:value-type="float" office:value="0.4099642538">
                <text:p>0.4099642538</text:p>
              </table:table-cell>
              <table:table-cell office:value-type="float" office:value="0.4024122807">
                <text:p>0.40241228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